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5afb"/>
    </style:style>
    <style:style style:name="P2" style:family="paragraph" style:parent-style-name="Preformatted_20_Text">
      <style:text-properties officeooo:paragraph-rsid="001260c4"/>
    </style:style>
    <style:style style:name="P3" style:family="paragraph" style:parent-style-name="Preformatted_20_Text">
      <style:text-properties officeooo:paragraph-rsid="001382e9"/>
    </style:style>
    <style:style style:name="P4" style:family="paragraph" style:parent-style-name="Preformatted_20_Text">
      <style:text-properties officeooo:paragraph-rsid="0015adc6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2200f0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22c5c3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80980" style:font-name-asian="Noto Sans Mono CJK SC" style:font-size-asian="10pt" style:font-name-complex="Liberation Mono" style:font-size-complex="10pt"/>
    </style:style>
    <style:style style:name="T5" style:family="text">
      <style:text-properties officeooo:rsid="002200f0"/>
    </style:style>
    <style:style style:name="T6" style:family="text">
      <style:text-properties officeooo:rsid="0022c5c3"/>
    </style:style>
    <style:style style:name="T7" style:family="text">
      <style:text-properties officeooo:rsid="0013ba07"/>
    </style:style>
    <style:style style:name="T8" style:family="text">
      <style:text-properties officeooo:rsid="002809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| <text:s text:c="2"/>Date <text:s text:c="2"/>| <text:s text:c="2"/>Notes</text:p>
      <text:p text:style-name="P1">-----+----------+----------------------------------------------------------</text:p>
      <text:p text:style-name="P1">0001 | 20200316 | <text:s text:c="2"/>dBase - Create</text:p>
      <text:p text:style-name="P1"><text:s text:c="5"/>| <text:s text:c="9"/>| <text:s text:c="2"/>-create {directory}</text:p>
      <text:p text:style-name="P1"><text:s text:c="5"/>| <text:s text:c="9"/>| <text:s text:c="2"/>Create method to build a new dBase from log files.</text:p>
      <text:p text:style-name="P1"><text:s text:c="5"/>+----------+----------------------------------------------------------</text:p>
      <text:p text:style-name="P1"><text:s text:c="5"/>| 20200319 | <text:s text:c="2"/>DONE!</text:p>
      <text:p text:style-name="P1"><text:s text:c="5"/>| <text:s text:c="9"/>| <text:s text:c="2"/>Coded, Tested, and run.</text:p>
      <text:p text:style-name="P1">-----+----------+----------------------------------------------------------</text:p>
      <text:p text:style-name="P2">0002 | 20200316 | <text:s text:c="2"/><text:span text:style-name="T1">Add a file or files in a directory to the dBase.</text:span></text:p>
      <text:p text:style-name="P2"><text:s text:c="5"/>| <text:s text:c="9"/>| <text:s text:c="2"/>-add</text:p>
      <text:p text:style-name="P2"><text:s text:c="5"/>| <text:s text:c="9"/>| <text:s text:c="2"/>Create a method to scan audio files and add the </text:p>
      <text:p text:style-name="P2"><text:s text:c="5"/>| <text:s text:c="9"/>| <text:s text:c="2"/>checksum to the dBase. <text:s/>The following MUST be an exact</text:p>
      <text:p text:style-name="P2"><text:s text:c="5"/>| <text:s text:c="9"/>| <text:s text:c="2"/>match between the dBase information and ID3v2 information.</text:p>
      <text:p text:style-name="P2"><text:s text:c="5"/>| <text:s text:c="9"/>| <text:s text:c="6"/>Show-Number &lt;&lt;==== Track-Number</text:p>
      <text:p text:style-name="P2"><text:s text:c="5"/>| <text:s text:c="9"/>| <text:s text:c="6"/>Show-Name <text:s text:c="2"/>&lt;&lt;==== Album-Name</text:p>
      <text:p text:style-name="P2"><text:s text:c="5"/>| <text:s text:c="9"/>| <text:s text:c="6"/>Date <text:s text:c="7"/>&lt;&lt;==== Release Date</text:p>
      <text:p text:style-name="P2"><text:s text:c="5"/>| <text:s text:c="9"/>| <text:s text:c="6"/>Show-Title <text:s/>&lt;&lt;==== Track-Title</text:p>
      <text:p text:style-name="P2"><text:s text:c="5"/>| <text:s text:c="9"/>| <text:s text:c="2"/>*NOTE: <text:s/>The above ID3v2 tag format is only required</text:p>
      <text:p text:style-name="P2"><text:s text:c="5"/>| <text:s text:c="9"/>| <text:s text:c="10"/>when adding a new checksum into the dBase.</text:p>
      <text:p text:style-name="P2"><text:s text:c="5"/>| <text:s text:c="9"/>| <text:s text:c="10"/>Once added, the tags can be changed or removed.</text:p>
      <text:p text:style-name="P2"><text:s text:c="5"/>+----------+----------------------------------------------------------</text:p>
      <text:p text:style-name="P2"><text:s text:c="5"/>| 2020032<text:span text:style-name="T2">3</text:span> | <text:s text:c="2"/>I had a bit of a change in direction. <text:s/>Rather then using</text:p>
      <text:p text:style-name="P2"><text:s text:c="5"/>| <text:s text:c="9"/>| <text:s text:c="2"/>ID3 tags to discover the show title, episode etc. I</text:p>
      <text:p text:style-name="P2"><text:s text:c="5"/>| <text:s text:c="9"/>| <text:s text:c="2"/>decided to use the filename with the following format:</text:p>
      <text:p text:style-name="P2"><text:s text:c="5"/>| <text:s text:c="9"/>| <text:s text:c="2"/>{SeriesTitle} – {Date} – {EpisodeNumber} - <text:span text:style-name="T5">{</text:span>EpisodeTitle}</text:p>
      <text:p text:style-name="P2"><text:s text:c="5"/>| <text:s text:c="9"/>| <text:s text:c="2"/><text:span text:style-name="T5">The </text:span><text:span text:style-name="T2">D</text:span><text:span text:style-name="T5">ate may be formatted as: ‘49-06-07’, ‘49.06.07’,</text:span></text:p>
      <text:p text:style-name="P2"><text:s text:c="5"/>| <text:s text:c="9"/>| <text:s text:c="2"/><text:span text:style-name="T5">‘490607’, ‘1949-06-07’, ‘1949.06.07’, or ‘19490607’.</text:span></text:p>
      <text:p text:style-name="P2"><text:s text:c="5"/>| <text:s text:c="9"/>| <text:s text:c="2"/><text:span text:style-name="T5">The </text:span><text:span text:style-name="T2">EpisodeNumber</text:span><text:span text:style-name="T5"> may be formatted as: ‘ep123’, ‘123’,</text:span></text:p>
      <text:p text:style-name="P2"><text:s text:c="5"/>| <text:s text:c="9"/>| <text:s text:c="2"/>‘<text:span text:style-name="T5">(123)’, ‘e123’, or ‘#123’.</text:span></text:p>
      <text:p text:style-name="P2"><text:s text:c="5"/>+----------+----------------------------------------------------------</text:p>
      <text:p text:style-name="P2"><text:s text:c="5"/>| <text:span text:style-name="T2">20200324</text:span> | <text:s text:c="2"/><text:span text:style-name="T5">DONE!</text:span></text:p>
      <text:p text:style-name="P2"><text:s text:c="5"/>| <text:s text:c="9"/>| <text:s text:c="2"/><text:span text:style-name="T5">Coded, Tested, and Run.</text:span></text:p>
      <text:p text:style-name="P2"><text:s text:c="5"/><text:span text:style-name="T7">| <text:s text:c="9"/>| <text:s text:c="6"/>NOTE: <text:s text:c="2"/>There are a few exception cases that need</text:span></text:p>
      <text:p text:style-name="P2"><text:s text:c="5"/><text:span text:style-name="T7">| <text:s text:c="9"/>| <text:s text:c="14"/>to be handled but the main code path works.</text:span></text:p>
      <text:p text:style-name="P3">-----+----------+----------------------------------------------------------</text:p>
      <text:p text:style-name="P3">0005 | 20200319 |<text:tab/> <text:s/>GitHub</text:p>
      <text:p text:style-name="P3"><text:s text:c="5"/>| <text:s text:c="9"/>| <text:s text:c="2"/>Create a project and check-in everything.</text:p>
      <text:p text:style-name="P3"><text:s text:c="5"/>+----------+----------------------------------------------------------</text:p>
      <text:p text:style-name="P3"><text:s text:c="5"/>| <text:span text:style-name="T3">20200323</text:span> | <text:s text:c="2"/><text:span text:style-name="T6">First check-in complete</text:span></text:p>
      <text:p text:style-name="P4">-----+----------+----------------------------------------------------------</text:p>
      <text:p text:style-name="P4">0013 | <text:span text:style-name="T4">20200324</text:span> | <text:s/><text:span text:style-name="T8">Make changes as needed to have dBase messages sent to</text:span></text:p>
      <text:p text:style-name="P4"><text:s text:c="5"/>| <text:s text:c="9"/>| <text:s/><text:span text:style-name="T8">the log but not displayed to the terminal.</text:span> </text:p>
      <text:p text:style-name="P4"><text:s text:c="5"/>+----------+----------------------------------------------------------</text:p>
      <text:p text:style-name="P4"><text:s text:c="5"/>| 20200325 | <text:s/><text:bookmark-start text:name="__DdeLink__418_959051852"/>Created a new Message-ID {MID_LOGONLY} where messages<text:bookmark-end text:name="__DdeLink__418_959051852"/></text:p>
      <text:p text:style-name="P4"><text:s text:c="5"/>| <text:s text:c="9"/>| <text:s/><text:bookmark-start text:name="__DdeLink__420_959051852"/>are by default sent to the log file and not the display.<text:bookmark-end text:name="__DdeLink__420_959051852"/></text:p>
      <text:p text:style-name="P4">-----+----------+----------------------------------------------------------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5T15:36:21.300457087</dc:date>
    <meta:editing-duration>PT19M58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1" meta:paragraph-count="47" meta:word-count="345" meta:character-count="2922" meta:non-whitespace-character-count="2070"/>
  </office:meta>
</office:document-meta>
</file>